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37f" officeooo:paragraph-rsid="0001437f"/>
    </style:style>
    <style:style style:name="P2" style:family="paragraph" style:parent-style-name="Standard">
      <style:text-properties officeooo:rsid="00036329" officeooo:paragraph-rsid="0003632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6329" officeooo:paragraph-rsid="00036329" style:font-weight-asian="bold" style:font-weight-complex="bold"/>
    </style:style>
    <style:style style:name="P4" style:family="paragraph" style:parent-style-name="Standard">
      <style:text-properties officeooo:rsid="00036329" officeooo:paragraph-rsid="00036329"/>
    </style:style>
    <style:style style:name="P5" style:family="paragraph" style:parent-style-name="Standard">
      <style:text-properties officeooo:rsid="00040983" officeooo:paragraph-rsid="0004098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40983" officeooo:paragraph-rsid="0004098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odifier le logo :</text:p>
      <text:p text:style-name="P1">Le logo est sous forme d'image vectorielle. Utiliser par exmple le logiciel Inkscape.</text:p>
      <text:p text:style-name="P1"/>
      <text:p text:style-name="P3">Consulter les sources d'infos: </text:p>
      <text:p text:style-name="P2">- ourecycler.fr,</text:p>
      <text:p text:style-name="P2">- lafibredutri,</text:p>
      <text:p text:style-name="P2">- site internet de la collectivité,</text:p>
      <text:p text:style-name="P2">- opendata.</text:p>
      <text:p text:style-name="P2"/>
      <text:p text:style-name="P3">Voir les applications concurrentes:</text:p>
      <text:p text:style-name="P2">- eco-emballage : info nationale,</text:p>
      <text:p text:style-name="P2">- Toile2Vert : beau, orienté sur la carte,</text:p>
      <text:p text:style-name="P2">- LoireForezTri : jolie page d'accueil,</text:p>
      <text:p text:style-name="P2">- Déchet Angers</text:p>
      <text:p text:style-name="P2"/>
      <text:p text:style-name="P6">Réunir des photos</text:p>
      <text:p text:style-name="P5">photos des insctructions sur les conteneu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9S</meta:editing-duration>
    <meta:editing-cycles>6</meta:editing-cycles>
    <meta:generator>LibreOffice/5.0.0.5$Windows_X86_64 LibreOffice_project/1b1a90865e348b492231e1c451437d7a15bb262b</meta:generator>
    <dc:date>2015-10-31T10:35:50.322000000</dc:date>
    <meta:document-statistic meta:table-count="0" meta:image-count="0" meta:object-count="0" meta:page-count="1" meta:paragraph-count="14" meta:word-count="68" meta:character-count="435" meta:non-whitespace-character-count="380"/>
    <meta:user-defined meta:name="Info 1"/>
    <meta:user-defined meta:name="Info 2"/>
    <meta:user-defined meta:name="Info 3"/>
    <meta:user-defined meta:name="Info 4"/>
  </office:meta>
</office:document-meta>
</file>